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BDD</text:p>
      <text:p text:style-name="P1"/>
      <text:p text:style-name="P3"/>
      <text:p text:style-name="P3"><text:bookmark-start text:name="__DdeLink__38_686293372"/>sudo service mysql<text:bookmark-end text:name="__DdeLink__38_686293372"/> start Démarrer le serveur</text:p>
      <text:p text:style-name="P3"><text:tab/><text:tab/> <text:s text:c="7"/>stop</text:p>
      <text:p text:style-name="P3"/>
      <text:p text:style-name="P3">mysql -u root -p Se connecter a la base</text:p>
      <text:p text:style-name="P3"/>
      <text:p text:style-name="P3">CREATE DATABASE 'regis' ;</text:p>
      <text:p text:style-name="P2">GRANT select,insert,update,delete,create,drop,alter,references,show databases ON *.* TO 'regis'@'%' IDENTIFIED by 'regis' ;</text:p>
      <text:p text:style-name="P2">user <text:s text:c="39"/>mdp</text:p>
      <text:p text:style-name="P3"/>
      <text:p text:style-name="P3">SET PASSWORD FOR 'regis'@'%' = PASSWORD('biscuit');</text:p>
      <text:p text:style-name="P3"/>
      <text:p text:style-name="P3"/>
      <text:p text:style-name="P3">/!\ FAIRE pour %, @, localhost , 127.0.0.1,::1</text:p>
      <text:p text:style-name="P3"/>
      <text:p text:style-name="P3"/>
      <text:p text:style-name="P3">SET PASSWORD = PASSWORD('biscuit');</text:p>
      <text:p text:style-name="P3"/>
      <text:p text:style-name="P3">nomf LIKE 'Can %'</text:p>
      <text:p text:style-name="P3"/>
      <text:p text:style-name="P3">Tora et mysql workbench a te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14:00:23</meta:creation-date>
    <dc:date>2012-09-17T15:43:55</dc:date>
    <dc:creator>Compte etudiant</dc:creator>
    <meta:editing-duration>PT2H52M53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12" meta:word-count="64" meta:character-count="479" meta:non-whitespace-character-count="378"/>
  </office:meta>
</office:document-meta>
</file>